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 fo:padding="0.0201in" fo:border="0.06pt solid #ffa6a6" style:shadow="#ffd7d7 0.0693in 0.0693in"/>
    </style:style>
    <style:style style:name="P3" style:family="paragraph" style:parent-style-name="Preformatted_20_Text">
      <style:paragraph-properties fo:padding="0.0201in" fo:border="0.06pt solid #ffa6a6" style:shadow="#ffd7d7 0.0693in 0.0693in"/>
    </style:style>
    <style:style style:name="P4" style:family="paragraph" style:parent-style-name="Preformatted_20_Text">
      <style:paragraph-properties fo:padding="0.0201in" fo:border="0.06pt solid #ffa6a6" style:shadow="#ffd7d7 0.0693in 0.0693in"/>
      <style:text-properties officeooo:paragraph-rsid="0010f224"/>
    </style:style>
    <style:style style:name="P5" style:family="paragraph" style:parent-style-name="Preformatted_20_Text">
      <style:text-properties officeooo:paragraph-rsid="0010f224"/>
    </style:style>
    <style:style style:name="P6" style:family="paragraph" style:parent-style-name="Standard">
      <style:text-properties officeooo:rsid="001f347f" officeooo:paragraph-rsid="0010f224"/>
    </style:style>
    <style:style style:name="P7" style:family="paragraph" style:parent-style-name="Standard">
      <style:text-properties officeooo:rsid="001d5061" officeooo:paragraph-rsid="0010f224"/>
    </style:style>
    <style:style style:name="P8" style:family="paragraph" style:parent-style-name="Standard">
      <style:text-properties officeooo:rsid="0010f224" officeooo:paragraph-rsid="0010f224"/>
    </style:style>
    <style:style style:name="P9" style:family="paragraph" style:parent-style-name="Standard">
      <style:text-properties fo:font-weight="bold" officeooo:rsid="0010f224" officeooo:paragraph-rsid="0010f224" style:font-weight-asian="bold" style:font-weight-complex="bold"/>
    </style:style>
    <style:style style:name="P10" style:family="paragraph" style:parent-style-name="Standard">
      <style:text-properties fo:font-weight="bold" officeooo:rsid="00113ac3" officeooo:paragraph-rsid="00113ac3" style:font-weight-asian="bold" style:font-weight-complex="bold"/>
    </style:style>
    <style:style style:name="P11" style:family="paragraph" style:parent-style-name="Standard">
      <style:text-properties officeooo:rsid="00113ac3" officeooo:paragraph-rsid="00113ac3"/>
    </style:style>
    <style:style style:name="P12" style:family="paragraph" style:parent-style-name="Standard">
      <style:text-properties fo:font-weight="normal" officeooo:rsid="0012e111" officeooo:paragraph-rsid="0012e111" style:font-weight-asian="normal" style:font-weight-complex="normal"/>
    </style:style>
    <style:style style:name="P13" style:family="paragraph" style:parent-style-name="Preformatted_20_Text">
      <style:text-properties officeooo:paragraph-rsid="00113ac3"/>
    </style:style>
    <style:style style:name="P14" style:family="paragraph" style:parent-style-name="Heading_20_3">
      <style:text-properties fo:color="#729fcf" loext:opacity="100%" officeooo:paragraph-rsid="0010f224"/>
    </style:style>
    <style:style style:name="T1" style:family="text">
      <style:text-properties officeooo:rsid="0010f224"/>
    </style:style>
    <style:style style:name="T2" style:family="text">
      <style:text-properties officeooo:rsid="001f347f"/>
    </style:style>
    <style:style style:name="T3" style:family="text">
      <style:text-properties officeooo:rsid="0012e111"/>
    </style:style>
    <style:style style:name="T4" style:family="text">
      <style:text-properties officeooo:rsid="0016f5ec"/>
    </style:style>
    <style:style style:name="T5" style:family="text">
      <style:text-properties officeooo:rsid="00174b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Day 3<text:span text:style-name="T5">5</text:span> – Linked Lists Part <text:span text:style-name="T1">3</text:span></text:h>
      <text:p text:style-name="P7"/>
      <text:p text:style-name="P9">Adding to the back of a list:</text:p>
      <text:p text:style-name="P7"/>
      <text:p text:style-name="P6">The Big Pictur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bookmark text:name="cb1-1"/><text:span text:style-name="Source_20_Text"><text:span text:style-name="T2">Node* add2back(string d, Node* L)</text:span></text:span><text:bookmark text:name="cb1-2"/><text:span text:style-name="Source_20_Text"><text:span text:style-name="T2"> </text:span></text:span><text:span text:style-name="Source_20_Text">{</text:span></text:p>
      <text:p text:style-name="P3"><text:bookmark text:name="cb1-3"/><text:span text:style-name="Source_20_Text"><text:s text:c="2"/>Node* newlast = new Node;</text:span></text:p>
      <text:p text:style-name="P3"><text:bookmark text:name="cb1-4"/><text:span text:style-name="Source_20_Text"><text:s text:c="2"/>newlast-&gt;data = d;</text:span></text:p>
      <text:p text:style-name="P3"><text:bookmark text:name="cb1-5"/><text:span text:style-name="Source_20_Text"><text:s text:c="2"/>newlast-&gt;next = NULL;</text:span></text:p>
      <text:p text:style-name="P3"><text:bookmark text:name="cb1-6"/><text:span text:style-name="Source_20_Text"><text:s text:c="2"/></text:span></text:p>
      <text:p text:style-name="P3"><text:bookmark text:name="cb1-7"/><text:span text:style-name="Source_20_Text"><text:s text:c="2"/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2"><text:bookmark text:name="cb1-19"/><text:span text:style-name="Source_20_Text">}</text:span></text:p>
      <text:p text:style-name="P6"/>
      <text:p text:style-name="P8">Adding to the back of a list via recursion:</text:p>
      <text:p text:style-name="P8"/>
      <text:p text:style-name="P8">2 cases:</text:p>
      <text:p text:style-name="P8"><text:s text:c="3"/><text:span text:style-name="T4">B</text:span>ase: </text:p>
      <text:p text:style-name="P8"><text:s text:c="3"/><text:span text:style-name="T4">R</text:span>ecursive: 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Computing the Sum of the List:</text:p>
      <text:p text:style-name="P11"><text:tab/>Base: <text:s text:c="10"/></text:p>
      <text:p text:style-name="P11"><text:tab/>Recursive: <text:s text:c="2"/></text:p>
      <text:p text:style-name="P11"/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reformatted_20_Text"><text:bookmark text:name="cb6-6"/><text:span text:style-name="Source_20_Text"><text:s text:c="4"/></text:span></text:p>
      <text:p text:style-name="P1"><text:span text:style-name="Source_20_Text"/></text:p>
      <text:p text:style-name="P10"/>
      <text:p text:style-name="P10"/>
      <text:p text:style-name="P10">Computing the Max value of the List:</text:p>
      <text:p text:style-name="P6"><text:tab/><text:span text:style-name="T3">Base: <text:s text:c="5"/></text:span></text:p>
      <text:p text:style-name="P6"><text:tab/><text:span text:style-name="T3">Recursive: <text:s text:c="2"/></text:span></text:p>
      <text:p text:style-name="P6"/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10"/>
      <text:p text:style-name="P10"/>
      <text:p text:style-name="P10">Searching a list for a value:</text:p>
      <text:p text:style-name="P1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7:56:36.585676830</meta:creation-date>
    <dc:date>2022-11-30T10:47:41.389041347</dc:date>
    <meta:editing-duration>PT3H51M6S</meta:editing-duration>
    <meta:editing-cycles>4</meta:editing-cycles>
    <meta:generator>LibreOffice/7.3.6.2$Linux_X86_64 LibreOffice_project/30$Build-2</meta:generator>
    <meta:print-date>2022-11-30T07:17:05.689254308</meta:print-date>
    <meta:document-statistic meta:table-count="0" meta:image-count="0" meta:object-count="0" meta:page-count="2" meta:paragraph-count="22" meta:word-count="70" meta:character-count="413" meta:non-whitespace-character-count="312"/>
  </office:meta>
</office:document-meta>
</file>